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Spiel (text pokemon)</text:p>
      <text:p text:style-name="Standard">Es gibt einen Champion und Monster</text:p>
      <text:p text:style-name="Standard">Den Champion wird man selbst erstellen können und man kämpft gegen Monster die einem Münzen geben</text:p>
      <text:p text:style-name="Standard">Durch Münzen kann man seinen Champion verbessern<text:s/></text:p>
      <text:p text:style-name="Standard">Ein Champion hat 2 zusätzliche Abilities (z.B. Heilen und empowered Attack)</text:p>
      <text:p text:style-name="Standard">Daten des Champions werden in einer csv datei geschpeichert</text:p>
      <text:p text:style-name="Standard">Abilities mit cooldown (man kann sie nur alle X züge machen)</text:p>
      <text:p text:style-name="Standard">Man wechselt sich zwischen den Aktionen ab. (Monster, Player, Monster, Player)</text:p>
      <text:p text:style-name="Standard">Der mit besserem Attack Speed beginnt</text:p>
      <text:p text:style-name="Standard"/>
      <text:p text:style-name="Standard"/>
      <text:p text:style-name="Standard">Eventuell</text:p>
      <text:p text:style-name="Standard">Monster mit cooldown damit man nicht durchsuchtet</text:p>
      <text:p text:style-name="Standard">Network PvP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aramatic Sebastian, SchülerIn</meta:initial-creator>
    <dc:creator>Karamatic Sebastian, SchülerIn</dc:creator>
    <meta:creation-date>2022-03-11T12:04:00Z</meta:creation-date>
    <dc:date>2022-03-11T12:18:00Z</dc:date>
    <meta:template xlink:href="Normal.dotm" xlink:type="simple"/>
    <meta:editing-cycles>1</meta:editing-cycles>
    <meta:editing-duration>PT0S</meta:editing-duration>
    <meta:document-statistic meta:page-count="1" meta:paragraph-count="1" meta:word-count="81" meta:character-count="594" meta:row-count="4" meta:non-whitespace-character-count="514"/>
  </office:meta>
</office:document-meta>
</file>